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1.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2.549cm" style:rel-column-width="9825*"/>
    </style:style>
    <style:style style:name="Tableau4.C" style:family="table-column">
      <style:table-column-properties style:column-width="11.903cm" style:rel-column-width="45885*"/>
    </style:style>
    <style:style style:name="Tableau4.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4.C1" style:family="table-cell">
      <style:table-cell-properties style:vertical-align="middle" fo:background-color="#99ccff" fo:padding="0.097cm" fo:border="0.002cm solid #000000">
        <style:background-image/>
      </style:table-cell-properties>
    </style:style>
    <style:style style:name="Tableau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35cm 0.002cm" fo:padding="0.097cm" fo:border-left="0.002cm solid #000000" fo:border-right="none" fo:border-top="none" fo:border-bottom="0.039cm double #000000">
        <style:background-image/>
      </style:table-cell-properties>
    </style:style>
    <style:style style:name="Tableau2.B2" style:family="table-cell">
      <style:table-cell-properties style:vertical-align="middle" style:border-line-width-bottom="0.002cm 0.035cm 0.002cm" fo:padding="0.097cm" fo:border-left="0.002cm solid #000000" fo:border-right="0.002cm solid #000000" fo:border-top="none" fo:border-bottom="0.039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5"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4"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5"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1" fo:font-size="34pt"/>
    </style:style>
    <style:style style:name="P6"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7" style:family="paragraph" style:parent-style-name="Title">
      <style:paragraph-properties fo:margin-top="0.45cm" fo:margin-bottom="0.45cm"/>
      <style:text-properties fo:color="#ffffff"/>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text-properties fo:font-weight="normal" style:font-weight-asian="normal" style:font-weight-complex="normal"/>
    </style:style>
    <style:style style:name="P18" style:family="paragraph" style:parent-style-name="Header">
      <style:paragraph-properties fo:background-color="#006699" fo:padding="0.049cm" fo:border="0.002cm solid #000000" style:shadow="none">
        <style:background-image/>
      </style:paragraph-properties>
    </style:style>
    <style:style style:name="P19" style:family="paragraph" style:parent-style-name="Heading_20_1" style:master-page-name="Standard">
      <style:paragraph-properties style:page-number="auto"/>
    </style:style>
    <style:style style:name="P20" style:family="paragraph" style:parent-style-name="Heading_20_3">
      <style:text-properties fo:font-weight="normal" style:font-weight-asian="normal" style:font-weight-complex="normal"/>
    </style:style>
    <style:style style:name="P21" style:family="paragraph" style:parent-style-name="Titre_20_prélude" style:master-page-name="Standard">
      <style:paragraph-properties style:page-number="auto"/>
    </style:style>
    <style:style style:name="P22" style:family="paragraph" style:parent-style-name="Text_20_body" style:master-page-name="First_20_Page">
      <style:paragraph-properties style:page-number="auto"/>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text-properties fo:font-weight="normal" style:font-weight-asian="normal" style:font-weight-complex="normal"/>
    </style:style>
    <style:style style:name="P29" style:family="paragraph" style:parent-style-name="Text_20_body" style:list-style-name="L6">
      <style:text-properties fo:font-weight="normal" style:font-weight-asian="normal" style:font-weight-complex="normal"/>
    </style:style>
    <style:style style:name="P30" style:family="paragraph" style:parent-style-name="Text_20_body" style:master-page-name="Standard">
      <style:paragraph-properties style:page-number="auto"/>
      <style:text-properties fo:font-weight="normal" style:font-weight-asian="normal" style:font-weight-complex="normal"/>
    </style:style>
    <style:style style:name="P31"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7"><text:title>Demande de prestation d'AMO</text:title></text:p>
        </draw:text-box>
      </draw:frame>
      <draw:frame draw:style-name="fr2" draw:name="Cadre2" text:anchor-type="page" text:anchor-page-number="1" svg:x="14cm" svg:y="22.699cm" svg:width="7.001cm" svg:height="5.001cm" draw:z-index="3">
        <draw:text-box>
          <text:p text:style-name="P3"><text:variable-set text:name="Client" office:value-type="string">Garmir Khatch</text:variable-set> - <text:variable-set text:name="Prestataire" office:value-type="string">AmuFsi2014B</text:variable-set></text:p>
          <text:p text:style-name="P4">Référence : <text:variable-set text:name="Référence" office:value-type="string">GK-AF2014B-AMO-CR-001</text:variable-set></text:p>
          <text:p text:style-name="P4">Date : <text:date style:data-style-name="N84" text:date-value="2014-02-11T13:41:05.14">2014-02-11</text:date></text:p>
          <text:p text:style-name="P4">Version : <text:editing-cycles>15</text:editing-cycles></text:p>
        </draw:text-box>
      </draw:frame>
      <draw:frame draw:style-name="fr3" draw:name="Cadre_couverture_date" text:anchor-type="page" text:anchor-page-number="1" svg:x="14.3cm" svg:y="0cm" svg:width="6.699cm" svg:height="4.001cm" draw:z-index="5">
        <draw:text-box>
          <text:p text:style-name="P5"><text:date style:data-style-name="N106" text:date-value="2014-02-11T13:41:05.15">2014</text:date></text:p>
        </draw:text-box>
      </draw:frame>
      <draw:frame draw:style-name="fr4" draw:name="Cadre4" text:anchor-type="page" text:anchor-page-number="1" svg:y="20.699cm" svg:width="13cm" svg:height="2cm" draw:z-index="6">
        <draw:text-box>
          <text:p text:style-name="P6"><text:subject>Compte rendu de réunion du 2014-02-07</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1" svg:x1="14.301cm" svg:y1="20.702cm" svg:x2="14.35cm" svg:y2="7.001cm">
        <text:p/>
      </draw:line>
      <draw:line text:anchor-type="page" text:anchor-page-number="1" draw:z-index="4" draw:style-name="gr2" draw:text-style-name="P31" svg:x1="14.3cm" svg:y1="29.701cm" svg:x2="14.304cm" svg:y2="27.7cm">
        <text:p/>
      </draw:line>
      <text:p text:style-name="P22"><draw:rect text:anchor-type="paragraph" draw:z-index="0" draw:style-name="gr1" draw:text-style-name="P31" svg:width="7.002cm" svg:height="29.701cm" svg:x="11.998cm" svg:y="-2cm"><text:p/></draw:rect></text:p>
      <text:p text:style-name="P21"><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Version</text:p>
          </table:table-cell>
          <table:table-cell table:style-name="Tableau1.A1" office:value-type="string">
            <text:p text:style-name="P9">Date</text:p>
          </table:table-cell>
          <table:table-cell table:style-name="Tableau1.A1" office:value-type="string">
            <text:p text:style-name="P9">Auteur</text:p>
          </table:table-cell>
          <table:table-cell table:style-name="Tableau1.D1" office:value-type="string">
            <text:p text:style-name="P9">Sujet de la modification</text:p>
          </table:table-cell>
        </table:table-row>
        <table:table-row>
          <table:table-cell table:style-name="Tableau1.A2" office:value-type="string">
            <text:p text:style-name="P10">1.0</text:p>
          </table:table-cell>
          <table:table-cell table:style-name="Tableau1.A2" office:value-type="string">
            <text:p text:style-name="P10">2014-02-08</text:p>
          </table:table-cell>
          <table:table-cell table:style-name="Tableau1.C2" office:value-type="string">
            <text:p text:style-name="P12"><text:span text:style-name="T1">Cadon</text:span> Mehdi-Jonathan</text:p>
          </table:table-cell>
          <table:table-cell table:style-name="Tableau1.D2" office:value-type="string">
            <text:p text:style-name="P11">Création du document</text:p>
          </table:table-cell>
        </table:table-row>
        <table:table-row>
          <table:table-cell table:style-name="Tableau1.A2" office:value-type="string">
            <text:p text:style-name="P10">1.1</text:p>
          </table:table-cell>
          <table:table-cell table:style-name="Tableau1.A2" office:value-type="string">
            <text:p text:style-name="P10">2014-02-11</text:p>
          </table:table-cell>
          <table:table-cell table:style-name="Tableau1.A2" office:value-type="string">
            <text:p text:style-name="P12"><text:span text:style-name="T1">Cadon</text:span> Mehdi-Jonathan</text:p>
          </table:table-cell>
          <table:table-cell table:style-name="Tableau1.D3" office:value-type="string">
            <text:p text:style-name="P11">Ajout du contenu</text:p>
          </table:table-cell>
        </table:table-row>
        <table:table-row>
          <table:table-cell table:style-name="Tableau1.A2" office:value-type="string">
            <text:p text:style-name="P10">1.2</text:p>
          </table:table-cell>
          <table:table-cell table:style-name="Tableau1.A2" office:value-type="string">
            <text:p text:style-name="P10">2014-02-11</text:p>
          </table:table-cell>
          <table:table-cell table:style-name="Tableau1.A2" office:value-type="string">
            <text:p text:style-name="P12"><text:span text:style-name="T1">Balde</text:span> Ibrahima Sory</text:p>
            <text:p text:style-name="P12"><text:span text:style-name="T1">Cadon</text:span> Mehdi-Jonathan</text:p>
            <text:p text:style-name="P12"><text:span text:style-name="T1">Pachy</text:span> Ravi</text:p>
            <text:p text:style-name="P12"><text:span text:style-name="T1">Toure</text:span> Aouha Khady</text:p>
          </table:table-cell>
          <table:table-cell table:style-name="Tableau1.D3" office:value-type="string">
            <text:p text:style-name="P11">Relecture &amp; corrections</text:p>
          </table:table-cell>
        </table:table-row>
      </table:table>
      <text:p text:style-name="Titre_20_prélude">Approbation</text:p>
      <table:table table:name="Tableau4" table:style-name="Tableau4">
        <table:table-column table:style-name="Tableau4.A" table:number-columns-repeated="2"/>
        <table:table-column table:style-name="Tableau4.C"/>
        <table:table-row>
          <table:table-cell table:style-name="Tableau4.A1" office:value-type="string">
            <text:p text:style-name="P9">Version</text:p>
          </table:table-cell>
          <table:table-cell table:style-name="Tableau4.A1" office:value-type="string">
            <text:p text:style-name="P9">Date</text:p>
          </table:table-cell>
          <table:table-cell table:style-name="Tableau4.C1" office:value-type="string">
            <text:p text:style-name="P9">Acteur(s)</text:p>
          </table:table-cell>
        </table:table-row>
        <table:table-row>
          <table:table-cell table:style-name="Tableau4.A2" office:value-type="string">
            <text:p text:style-name="P10">1.2</text:p>
          </table:table-cell>
          <table:table-cell table:style-name="Tableau4.A2" office:value-type="string">
            <text:p text:style-name="P10">2014-02-11</text:p>
          </table:table-cell>
          <table:table-cell table:style-name="Tableau4.C2" office:value-type="string">
            <text:p text:style-name="P12"><text:span text:style-name="T1">Balde</text:span> Ibrahima Sory</text:p>
            <text:p text:style-name="P12"><text:span text:style-name="T1">Pachy</text:span> Ravi</text:p>
            <text:p text:style-name="P12"><text:span text:style-name="T1">Toure</text:span> Aouha Khady</text:p>
          </table:table-cell>
        </table:table-row>
      </table:table>
      <text:p text:style-name="Titre_20_prélude">Validation</text:p>
      <table:table table:name="Tableau6" table:style-name="Tableau6">
        <table:table-column table:style-name="Tableau6.A" table:number-columns-repeated="2"/>
        <table:table-column table:style-name="Tableau6.C"/>
        <table:table-row>
          <table:table-cell table:style-name="Tableau6.A1" office:value-type="string">
            <text:p text:style-name="P9">Version</text:p>
          </table:table-cell>
          <table:table-cell table:style-name="Tableau6.A1" office:value-type="string">
            <text:p text:style-name="P9">Date</text:p>
          </table:table-cell>
          <table:table-cell table:style-name="Tableau6.C1" office:value-type="string">
            <text:p text:style-name="P9">Acteur(s)</text:p>
          </table:table-cell>
        </table:table-row>
        <table:table-row>
          <table:table-cell table:style-name="Tableau6.A2" office:value-type="string">
            <text:p text:style-name="P10">1.2</text:p>
          </table:table-cell>
          <table:table-cell table:style-name="Tableau6.A2" office:value-type="string">
            <text:p text:style-name="P10"/>
          </table:table-cell>
          <table:table-cell table:style-name="Tableau6.C2" office:value-type="string">
            <text:p text:style-name="P12"/>
          </table:table-cell>
        </table:table-row>
      </table:table>
      <text:p text:style-name="Titre_20_prélude"><text:bookmark-start text:name="__RefHeading__2108_435481345"/>Contacts<text:bookmark-end text:name="__RefHeading__2108_435481345"/></text:p>
      <table:table table:name="Tableau2" table:style-name="Tableau2">
        <table:table-column table:style-name="Tableau2.A"/>
        <table:table-column table:style-name="Tableau2.B"/>
        <table:table-row>
          <table:table-cell table:style-name="Tableau2.A1" office:value-type="string">
            <text:p text:style-name="P9">Nom &amp; prénom(s)</text:p>
          </table:table-cell>
          <table:table-cell table:style-name="Tableau2.B1" office:value-type="string">
            <text:p text:style-name="P9">E-mail(s)</text:p>
          </table:table-cell>
        </table:table-row>
        <table:table-row>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table-cell table:style-name="Tableau2.A3" office:value-type="string">
            <text:p text:style-name="P8"><text:span text:style-name="T1">Balde</text:span> Ibrahima Sory</text:p>
          </table:table-cell>
          <table:table-cell table:style-name="Tableau2.B3" office:value-type="string">
            <text:p text:style-name="P8">ibbaldes@yahoo.fr</text:p>
          </table:table-cell>
        </table:table-row>
        <table:table-row>
          <table:table-cell table:style-name="Tableau2.A3" office:value-type="string">
            <text:p text:style-name="P8"><text:span text:style-name="T1">Cadon</text:span> Mehdi-Jonathan</text:p>
          </table:table-cell>
          <table:table-cell table:style-name="Tableau2.B3" office:value-type="string">
            <text:p text:style-name="P8">mehdi-jonathan@hotmail.fr</text:p>
          </table:table-cell>
        </table:table-row>
        <table:table-row>
          <table:table-cell table:style-name="Tableau2.A5" office:value-type="string">
            <text:p text:style-name="P10"><text:span text:style-name="T1">Pachy</text:span> Ravi</text:p>
          </table:table-cell>
          <table:table-cell table:style-name="Tableau2.B3" office:value-type="string">
            <text:p text:style-name="P8">pachy.ravi@gmail.com</text:p>
          </table:table-cell>
        </table:table-row>
        <table:table-row>
          <table:table-cell table:style-name="Tableau2.A5" office:value-type="string">
            <text:p text:style-name="P10"><text:span text:style-name="T1">Toure</text:span> Ahoua Khady</text:p>
          </table:table-cell>
          <table:table-cell table:style-name="Tableau2.B3" office:value-type="string">
            <text:p text:style-name="P8">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Table des matières2_Head">
            <text:p text:style-name="P13">Table des matières</text:p>
          </text:index-title>
          <text:p text:style-name="P14"><text:a xlink:type="simple" xlink:href="#__RefHeading__742_573458206" text:style-name="Internet_20_link" text:visited-style-name="Internet_20_link">1. Objectifs<text:tab/></text:a><text:a xlink:type="simple" xlink:href="#__RefHeading__742_573458206" text:style-name="Internet_20_link" text:visited-style-name="Internet_20_link"><text:span text:style-name="Internet_20_link">5</text:span></text:a></text:p>
          <text:p text:style-name="P14"><text:a xlink:type="simple" xlink:href="#__RefHeading__744_573458206" text:style-name="Internet_20_link" text:visited-style-name="Internet_20_link">2. Acteurs<text:tab/></text:a><text:a xlink:type="simple" xlink:href="#__RefHeading__744_573458206" text:style-name="Internet_20_link" text:visited-style-name="Internet_20_link"><text:span text:style-name="Internet_20_link">5</text:span></text:a></text:p>
          <text:p text:style-name="P14"><text:a xlink:type="simple" xlink:href="#__RefHeading__567_1663815017" text:style-name="Internet_20_link" text:visited-style-name="Internet_20_link">3. Points abordés<text:tab/></text:a><text:a xlink:type="simple" xlink:href="#__RefHeading__567_1663815017" text:style-name="Internet_20_link" text:visited-style-name="Internet_20_link"><text:span text:style-name="Internet_20_link">5</text:span></text:a></text:p>
          <text:p text:style-name="P15"><text:a xlink:type="simple" xlink:href="#__RefHeading__746_573458206" text:style-name="Internet_20_link" text:visited-style-name="Internet_20_link">3.1. Les éléments nécessaires à la réponse au cahier des charges<text:tab/></text:a><text:a xlink:type="simple" xlink:href="#__RefHeading__746_573458206" text:style-name="Internet_20_link" text:visited-style-name="Internet_20_link"><text:span text:style-name="Internet_20_link">6</text:span></text:a></text:p>
          <text:p text:style-name="P15"><text:a xlink:type="simple" xlink:href="#__RefHeading__748_573458206" text:style-name="Internet_20_link" text:visited-style-name="Internet_20_link">3.2. Les éléments nécessaires à la réponse au projet<text:tab/></text:a><text:a xlink:type="simple" xlink:href="#__RefHeading__748_573458206" text:style-name="Internet_20_link" text:visited-style-name="Internet_20_link"><text:span text:style-name="Internet_20_link">6</text:span></text:a></text:p>
          <text:p text:style-name="P15"><text:a xlink:type="simple" xlink:href="#__RefHeading__750_573458206" text:style-name="Internet_20_link" text:visited-style-name="Internet_20_link">3.3. Les éléments nécessaires à la compréhension et l'élaboration du projet<text:tab/></text:a><text:a xlink:type="simple" xlink:href="#__RefHeading__750_573458206" text:style-name="Internet_20_link" text:visited-style-name="Internet_20_link"><text:span text:style-name="Internet_20_link">7</text:span></text:a></text:p>
          <text:p text:style-name="P16"><text:a xlink:type="simple" xlink:href="#__RefHeading__752_573458206" text:style-name="Internet_20_link" text:visited-style-name="Internet_20_link">3.3.1. Contexte fonctionnel<text:tab/></text:a><text:a xlink:type="simple" xlink:href="#__RefHeading__752_573458206" text:style-name="Internet_20_link" text:visited-style-name="Internet_20_link"><text:span text:style-name="Internet_20_link">7</text:span></text:a></text:p>
          <text:p text:style-name="P16"><text:a xlink:type="simple" xlink:href="#__RefHeading__754_573458206" text:style-name="Internet_20_link" text:visited-style-name="Internet_20_link">3.3.2. Contexte technique<text:tab/></text:a><text:a xlink:type="simple" xlink:href="#__RefHeading__754_573458206" text:style-name="Internet_20_link" text:visited-style-name="Internet_20_link"><text:span text:style-name="Internet_20_link">8</text:span></text:a></text:p>
          <text:p text:style-name="P16"><text:a xlink:type="simple" xlink:href="#__RefHeading__756_573458206" text:style-name="Internet_20_link" text:visited-style-name="Internet_20_link">3.3.3. Fonctionnalités attendues<text:tab/></text:a><text:a xlink:type="simple" xlink:href="#__RefHeading__756_573458206" text:style-name="Internet_20_link" text:visited-style-name="Internet_20_link"><text:span text:style-name="Internet_20_link">8</text:span></text:a></text:p>
        </text:index-body>
      </text:table-of-content>
      <text:p text:style-name="Text_20_body"/>
      <text:h text:style-name="P19" text:outline-level="1"><text:bookmark-start text:name="__RefHeading__742_573458206"/>Objectifs<text:bookmark-end text:name="__RefHeading__742_573458206"/></text:h>
      <text:p text:style-name="Text_20_body">Ce document rend compte de la réunion du vendredi matin 2014-02-07, déroulée en salle CH301 du campus de Saint-Charles à Marseille de 11:50 à 13:30, entre la maîtrise d'ouvrage <text:variable-get text:name="Client" office:value-type="string">Garmir Khatch</text:variable-get> et son assistance à maîtrise d'ouvrage <text:variable-get text:name="Prestataire" office:value-type="string">AmuFsi2014B</text:variable-get>.</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42593026644899072" text:style-name="L1">
        <text:list-item>
          <text:p text:style-name="P23">Représentant <text:variable-get text:name="Client" office:value-type="string">Garmir Khatch</text:variable-get> :</text:p>
          <text:list>
            <text:list-item>
              <text:p text:style-name="P23">M. <text:span text:style-name="T1">Agopian</text:span> Roland</text:p>
            </text:list-item>
          </text:list>
        </text:list-item>
        <text:list-item>
          <text:p text:style-name="P23">Représentant <text:variable-get text:name="Prestataire" office:value-type="string">AmuFsi2014B</text:variable-get> :</text:p>
          <text:list>
            <text:list-item>
              <text:p text:style-name="P23">M. <text:span text:style-name="T1">Balde</text:span> Ibrahima Sory</text:p>
            </text:list-item>
            <text:list-item>
              <text:p text:style-name="P23">M. <text:span text:style-name="T1">Cadon</text:span> Mehdi-Jonathan</text:p>
            </text:list-item>
            <text:list-item>
              <text:p text:style-name="P23">Mlle. <text:span text:style-name="T1">Toure</text:span> Ahoua Khady</text:p>
            </text:list-item>
          </text:list>
        </text:list-item>
      </text:list>
      <text:h text:style-name="Heading_20_1" text:outline-level="1"><text:bookmark-start text:name="__RefHeading__567_1663815017"/>Points abordés<text:bookmark-end text:name="__RefHeading__567_1663815017"/></text:h>
      <text:p text:style-name="Text_20_body">Pour commencer, il a été supposé que, dans un cadre général, un client était dit « satisfait » lorsque la solution apportée :</text:p>
      <text:list xml:id="list5367610300308874521" text:style-name="L2">
        <text:list-item>
          <text:p text:style-name="P24">Répond adéquatement aux besoins exprimés</text:p>
        </text:list-item>
        <text:list-item>
          <text:p text:style-name="P24">Est livrée dans les délais convenus</text:p>
        </text:list-item>
        <text:list-item>
          <text:p text:style-name="P24">N'occasionne pas de surcoûts</text:p>
        </text:list-item>
      </text:list>
      <text:p text:style-name="Text_20_body">Au cours de la réunion, il fut donc précisé l'importance de rendre le cahier des charges le plus exhaustif possible en vue d'obtenir la réponse la plus adaptée. À cette fin, les éléments suivants sont apparus comme devant nécessairement être évoqués dans le cahier des charges.</text:p>
      <text:h text:style-name="Heading_20_2" text:outline-level="2"><text:bookmark-start text:name="__RefHeading__746_573458206"/><text:soft-page-break/>Les éléments nécessaires à la réponse au cahier des charges<text:bookmark-end text:name="__RefHeading__746_573458206"/></text:h>
      <text:p text:style-name="Text_20_body">Afin qu'une société (appelée ci après sous-missionnaire) puisse répondre au cahier des charges, il convient de spécifier dans ce dernier les éléments attendus ou les contraintes à respecter comme :</text:p>
      <text:list xml:id="list581278140272204319" text:style-name="L3">
        <text:list-item>
          <text:p text:style-name="P25">La date limite de dépôt de dossier</text:p>
        </text:list-item>
        <text:list-item>
          <text:p text:style-name="P25">La procédure à suivre pour obtenir des informations supplémentaires</text:p>
        </text:list-item>
        <text:list-item>
          <text:p text:style-name="P25">Les livrables attendus, dont :</text:p>
          <text:list>
            <text:list-item>
              <text:p text:style-name="P25">Le mémoire technique, constituant la réponse technique aux besoins fonctionnels formulés</text:p>
            </text:list-item>
            <text:list-item>
              <text:p text:style-name="P25">Le catalogue des services décrivant non seulement les services attendus mais également et pour chacun un bordereau de prix unitaire (BPU). Les services en question pouvant répondre à des besoins :</text:p>
              <text:list>
                <text:list-item>
                  <text:p text:style-name="P25">De matériel supplémentaire</text:p>
                </text:list-item>
                <text:list-item>
                  <text:p text:style-name="P25">De personnel qualifié</text:p>
                </text:list-item>
              </text:list>
            </text:list-item>
          </text:list>
        </text:list-item>
        <text:list-item>
          <text:p text:style-name="P25">Les détails du support tels que :</text:p>
          <text:list>
            <text:list-item>
              <text:p text:style-name="P25">Les horaires</text:p>
            </text:list-item>
            <text:list-item>
              <text:p text:style-name="P25">La garantie</text:p>
            </text:list-item>
            <text:list-item>
              <text:p text:style-name="P25">La maintenance</text:p>
            </text:list-item>
          </text:list>
        </text:list-item>
      </text:list>
      <text:h text:style-name="Heading_20_2" text:outline-level="2"><text:bookmark-start text:name="__RefHeading__748_573458206"/>Les éléments nécessaires à la réponse au projet<text:bookmark-end text:name="__RefHeading__748_573458206"/></text:h>
      <text:p text:style-name="Text_20_body">Bien que certains des éléments nécessaires à la réponse au projet peuvent sembler être implicitement demandés, il a été établi l'importance de les spécifier de façon exhaustif et par écrit dans le cahier des charges. Parmi ces derniers, notons au minimum :</text:p>
      <text:list xml:id="list7417327113790036024" text:style-name="L4">
        <text:list-item>
          <text:p text:style-name="P26">Les droits de propriété attendus</text:p>
        </text:list-item>
        <text:list-item>
          <text:p text:style-name="P26">Le code source (le cas échéant)</text:p>
        </text:list-item>
        <text:list-item>
          <text:p text:style-name="P26">Les documents d'architecture</text:p>
        </text:list-item>
        <text:list-item>
          <text:p text:style-name="P26">Les documents d'exploitation</text:p>
        </text:list-item>
      </text:list>
      <text:h text:style-name="Heading_20_2" text:outline-level="2"><text:bookmark-start text:name="__RefHeading__750_573458206"/><text:soft-page-break/>Les éléments nécessaires à la compréhension et l'élaboration du projet<text:bookmark-end text:name="__RefHeading__750_573458206"/></text:h>
      <text:p text:style-name="Text_20_body">Après avoir notifié ce qui est attendu, il convient de décrire en détail le contenu même du projet et tout ce qu'il faut nécessairement prendre en compte dans sa réalisation. Ainsi devront être précisés :</text:p>
      <text:list xml:id="list1922417466458453064" text:style-name="L5">
        <text:list-item>
          <text:p text:style-name="P27">Le <text:span text:style-name="T2">contexte</text:span>, aussi bien métier que technique (architecture, OS, environnement, navigateur(s), <text:s/>etc.)</text:p>
        </text:list-item>
        <text:list-item>
          <text:p text:style-name="P27">L'<text:span text:style-name="T2">objectif</text:span></text:p>
        </text:list-item>
        <text:list-item>
          <text:p text:style-name="P28">Les <text:span text:style-name="T2">fonctionnalités attendues</text:span></text:p>
        </text:list-item>
        <text:list-item>
          <text:p text:style-name="P28">Les <text:span text:style-name="T2">contraintes</text:span>, qu'elles soient environnementales, techniques, légales, réglementaires, contractuelles, de temps ou de sécurité...</text:p>
        </text:list-item>
      </text:list>
      <text:p text:style-name="P17">En outre, toute forme de modélisation sera bienvenue (par exemple par diagramme d'utilisation ou de séquence...). L'objectif étant de rendre le document le plus explicite et clair possible afin d'éviter toute perte malheureuse de temps et de ressources.</text:p>
      <text:h text:style-name="P20" text:outline-level="3"><text:bookmark-start text:name="__RefHeading__752_573458206"/>Contexte fonctionnel<text:bookmark-end text:name="__RefHeading__752_573458206"/></text:h>
      <text:p text:style-name="P17">Des précisions supplémentaires ont été apportées sur la gestion des transports.</text:p>
      <text:p text:style-name="P17">En prélude, Il est important de préciser que tout document interne dispose d'un numéro d'identification unique, généré par le secrétariat central.</text:p>
      <text:p text:style-name="Text_20_body"><text:span text:style-name="T3">Dans le cadre général, on ne met à disposition un transport qu'après qu'une </text:span><text:span text:style-name="T4">réquisition</text:span><text:span text:style-name="T3"> est déposée et enregistrée. Cette </text:span><text:span text:style-name="T4">réquisition</text:span><text:span text:style-name="T3"> donne lieu à un ou plusieurs </text:span><text:span text:style-name="T4">bordereau(x) d'expédition</text:span><text:span text:style-name="T3"> à raison d'un pour chaque véhicule mis à disposition. Ce </text:span><text:span text:style-name="T4">bordereau</text:span><text:span text:style-name="T3"> (en anglais </text:span><text:span text:style-name="T4">Waybill out</text:span><text:span text:style-name="T3">) notifie les informations relatives au transport telles que les détails du chauffeur, du véhicule, du fret (de son origine jusqu'à sa destination). Toutefois, il est des cas de figure où la </text:span><text:span text:style-name="T4">réquisition</text:span><text:span text:style-name="T3"> répond au(x) besoin(s) d'un partenaire, auquel sont simplement mis à disposition les véhicules demandés. Dans ce dernier cas, il incombe généralement au dit partenaire de créer ses propres </text:span><text:span text:style-name="T4">bordereau(x) d'expédition</text:span><text:span text:style-name="T3"> dont il n'est volontairement pas gardé de trace en interne.</text:span></text:p>
      <text:p text:style-name="Text_20_body"><text:span text:style-name="T3">Dans le cadre d'une urgence ou d'un imprévu, il reste possible de mettre à disposition un transport sans </text:span><text:span text:style-name="T4">réquisition</text:span><text:span text:style-name="T3"> préalable. La </text:span><text:span text:style-name="T4">réquisition</text:span><text:span text:style-name="T3"> est alors créée et disposera d'un <text:s/>numéro d'identification temporaire, le temps que le secrétariat central lui en établisse un définitif.</text:span></text:p>
      <text:p text:style-name="P30">En vue de simplifier l'explication ci-dessus, voici la représentation schématique des différents cas de figure envisagés :</text:p>
      <text:p text:style-name="Text_20_body"><text:span text:style-name="T3">1 </text:span><text:span text:style-name="T4">réquisition (définitive ou temporaire)</text:span><text:span text:style-name="T3"> → 1 ou plusieurs </text:span><text:span text:style-name="T4">bordereau(x) d'expédition</text:span><text:span text:style-name="T3">.</text:span></text:p>
      <text:p text:style-name="Text_20_body"><text:span text:style-name="T3">1 </text:span><text:span text:style-name="T4">réquisition (définitive ou temporaire)</text:span><text:span text:style-name="T3"> → 0 </text:span><text:span text:style-name="T4">bordereau d'expédition</text:span><text:span text:style-name="T3">.</text:span></text:p>
      <text:p text:style-name="P17">Enfin, la réunion s'est clôturée sur la présentation de deux documents d'archives que sont :</text:p>
      <text:list xml:id="list237674023746922272" text:style-name="L6">
        <text:list-item>
          <text:p text:style-name="P29">Un exemple de contrat type avec une société de transport</text:p>
        </text:list-item>
        <text:list-item>
          <text:p text:style-name="P29">Un exemple de tableau (actuellement utilisé en interne) pour assurer le suivi des transports</text:p>
        </text:list-item>
      </text:list>
      <text:h text:style-name="P20" text:outline-level="3"><text:bookmark-start text:name="__RefHeading__754_573458206"/>Contexte technique<text:bookmark-end text:name="__RefHeading__754_573458206"/></text:h>
      <text:p text:style-name="Text_20_body"><text:span text:style-name="T3">La solution pourra exploiter l'architecture matérielle déjà existante de </text:span><text:span text:style-name="T3"><text:variable-get text:name="Client" office:value-type="string">Garmir Khatch</text:variable-get></text:span><text:span text:style-name="T3">. Cette dernière est composée de machines serveurs et clientes comme suit.</text:span></text:p>
      <text:p text:style-name="P17">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p text:style-name="P17">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7">Une dernière composante importante et obligatoire est la possibilité d'utiliser la solution depuis un appareil de téléphonie mobile (smartphone par exemple).</text:p>
      <text:h text:style-name="P20" text:outline-level="3"><text:bookmark-start text:name="__RefHeading__756_573458206"/>Fonctionnalités attendues<text:bookmark-end text:name="__RefHeading__756_573458206"/></text:h>
      <text:p text:style-name="P17">Parmi les fonctionnalités attendues, figure un ensemble de statistiques encore indéterminé. Lors de la réunion, il a été mis en avant que serait préféré une conception permettant une gestion modulaire des statistiques. Le prix de l'ajout d'une ou plusieurs statistiques devant être précisé dans un bordereau de prix unitaire ou un forfait.</text:p>
      <text:p text:style-name="P17">Également, et pour finir, il a été spécifié que la solution devra être multilingue anglais, français, espagnol et ar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8cm 0.18cm" style:join-border="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prélude" style:display-name="Titre prélude"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office:value-type="string">Garmir Khatch</text:variable-get> - <text:variable-get text:name="Prestataire" office:value-type="string">AmuFsi2014B</text:variable-get></text:p>
              <text:p text:style-name="Sous-titre_20_d_27_en-tête"><text:title>Demande de prestation d'AMO</text:title></text:p>
              <text:p text:style-name="Sous-titre_20_d_27_en-tête"><text:subject>Compte rendu de réunion du 2014-02-07</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variable-get text:name="Référence" office:value-type="string">GK-AF2014B-AMO-CR-001</text:variable-get></text:p>
            </table:table-cell>
            <table:table-cell table:style-name="Tableau3.A1" office:value-type="string">
              <text:p text:style-name="MP2">Date : <text:date style:data-style-name="N84" text:date-value="2014-02-11T13:41:05">2014-02-11</text:date></text:p>
            </table:table-cell>
            <table:table-cell table:style-name="Tableau3.C1" office:value-type="string">
              <text:p text:style-name="MP2">Version : <text:editing-cycles>15</text:editing-cycles></text:p>
            </table:table-cell>
          </table:table-row>
        </table:table>
        <text:p text:style-name="MP3"/>
      </style:header>
      <style:footer>
        <text:p text:style-name="Footer"><text:page-number text:select-page="current">7</text:page-number> / <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0:38:40.71</meta:creation-date>
    <meta:editing-duration>PT2H48M44S</meta:editing-duration>
    <meta:editing-cycles>15</meta:editing-cycles>
    <meta:generator>OpenOffice/4.0.0$Win32 OpenOffice.org_project/400m3$Build-9702</meta:generator>
    <dc:title>Demande de prestation d'AMO</dc:title>
    <dc:subject>Compte rendu de réunion du 2014-02-07</dc:subject>
    <meta:initial-creator>Mehdi-Jonathan CADON</meta:initial-creator>
    <dc:date>2014-02-11T13:41:04.53</dc:date>
    <dc:creator>Mehdi-Jonathan CADON</dc:creator>
    <meta:document-statistic meta:table-count="6" meta:image-count="0" meta:object-count="0" meta:page-count="7" meta:paragraph-count="133" meta:word-count="1233" meta:character-count="8013"/>
  </office:meta>
</office:document-meta>
</file>